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69C6A87797805C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26pt" fo:font-style="normal" fo:text-shadow="none" style:font-style-asian="normal" style:font-style-complex="normal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font-style="normal" fo:text-shadow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6" style:family="paragraph">
      <style:paragraph-properties fo:margin-left="0cm" fo:margin-right="0cm" fo:text-align="center" fo:text-indent="0cm"/>
      <style:text-properties fo:color="#000000" fo:font-size="26pt" fo:text-shadow="none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26pt" fo:text-shadow="none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10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fo:font-size="26pt" fo:text-shadow="none" fo:font-weight="bold" style:font-weight-asian="bold" style:font-weight-complex="bold"/>
    </style:style>
    <style:style style:name="P1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12" style:family="paragraph">
      <style:paragraph-properties fo:margin-left="0.318cm" fo:margin-right="0cm" fo:text-indent="0cm"/>
      <style:text-properties fo:font-size="26pt"/>
    </style:style>
    <style:style style:name="P13" style:family="paragraph">
      <style:paragraph-properties fo:margin-left="0.318cm" fo:margin-right="0cm" fo:text-indent="-0.318cm"/>
      <style:text-properties fo:font-size="26pt"/>
    </style:style>
    <style:style style:name="P1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6pt" fo:font-style="normal" fo:text-shadow="none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1" fo:font-size="26pt" fo:font-style="normal" fo:text-shadow="none" style:font-size-asian="26pt" style:font-style-asian="normal" style:font-size-complex="26pt" style:font-style-complex="normal"/>
    </style:style>
    <style:style style:name="T5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T8" style:family="text">
      <style:text-properties fo:color="#ffffff" style:font-name="Segoe UI1" fo:font-size="26pt" fo:text-shadow="1pt 1pt" style:font-size-asian="26pt" style:font-size-complex="2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974cm" svg:x="1.27cm" svg:y="0.762cm">
          <draw:text-box>
            <text:p text:style-name="P1"><text:span text:style-name="T1">Hymn #624</text:span></text:p>
            <text:p text:style-name="P1"><text:span text:style-name="T2">”</text:span><text:span text:style-name="T3">The Infant Priest Was Holy Born”</text:span><text:span text:style-name="T4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3.368cm" svg:height="6.263cm" svg:x="2.286cm" svg:y="1.27cm">
          <draw:text-box>
            <text:p text:style-name="P4"><text:span text:style-name="T5">1. </text:span><text:span text:style-name="T6">The infant Priest was holy born</text:span><text:span text:style-name="T6"><text:line-break/></text:span><text:span text:style-name="T6">For us unholy and forlorn;</text:span><text:span text:style-name="T6"><text:line-break/></text:span><text:span text:style-name="T6">From fleshly temple forth came He,</text:span><text:span text:style-name="T6"><text:line-break/></text:span><text:span text:style-name="T6">Anointed from etern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7" draw:layer="layout" svg:width="23.114cm" svg:height="6.263cm" svg:x="2.54cm" svg:y="1.103cm">
          <draw:text-box>
            <text:p text:style-name="P6"><text:span text:style-name="T5">2. </text:span><text:span text:style-name="T6">This great High Priest in human flesh</text:span></text:p>
            <text:p text:style-name="P6"><text:span text:style-name="T6">Was icon of God’s righteousness.</text:span></text:p>
            <text:p text:style-name="P6"><text:span text:style-name="T6">His hallowed touch brought sanctity;</text:span></text:p>
            <text:p text:style-name="P6"><text:span text:style-name="T6">His hand removed impur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9" draw:layer="layout" svg:width="22.352cm" svg:height="6.263cm" svg:x="2.794cm" svg:y="1.27cm">
          <draw:text-box>
            <text:p text:style-name="P8"><text:span text:style-name="T5">3. </text:span><text:span text:style-name="T6">The holy Lamb undaunted came</text:span><text:span text:style-name="T6"><text:line-break/></text:span><text:span text:style-name="T6">To God’s own altar lit with flame;</text:span><text:span text:style-name="T6"><text:line-break/></text:span><text:span text:style-name="T6">While weeping angels hid their eyes,</text:span><text:span text:style-name="T6"><text:line-break/></text:span><text:span text:style-name="T6">This Priest became a sacrifice.</text:span><text:span text:style-name="T7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9" draw:layer="layout" svg:width="22.86cm" svg:height="6.263cm" svg:x="2.54cm" svg:y="1.27cm">
          <draw:text-box>
            <text:p text:style-name="P10"><text:span text:style-name="T5">4. </text:span><text:span text:style-name="T6">But death would not the victor be</text:span><text:span text:style-name="T6"><text:line-break/></text:span><text:span text:style-name="T6">Of Him who hung upon the tree.</text:span><text:span text:style-name="T6"><text:line-break/></text:span><text:span text:style-name="T6">He leads us to the Holy Place</text:span><text:span text:style-name="T6"><text:line-break/></text:span><text:span text:style-name="T6">Within the veil, before God’s face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5" draw:layer="layout" svg:width="23.114cm" svg:height="6.263cm" svg:x="2.54cm" svg:y="1.103cm">
          <draw:text-box>
            <text:p text:style-name="P8"><text:span text:style-name="T5">5. </text:span><text:span text:style-name="T6">The veil is torn, our Priest we see,</text:span><text:span text:style-name="T6"><text:line-break/></text:span><text:span text:style-name="T6">As at the rail on bended knee</text:span><text:span text:style-name="T6"><text:line-break/></text:span><text:span text:style-name="T6">Our hungry mouths from Him receive</text:span><text:span text:style-name="T6"><text:line-break/></text:span><text:span text:style-name="T6">The bread of immortality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5" draw:layer="layout" svg:width="23.114cm" svg:height="6.263cm" svg:x="2.428cm" svg:y="1.007cm">
          <draw:text-box>
            <text:p text:style-name="P8"><text:span text:style-name="T5">6. </text:span><text:span text:style-name="T6">The body of God’s Lamb we eat,</text:span><text:span text:style-name="T6"><text:line-break/></text:span><text:span text:style-name="T6">A priestly food and priestly meat;</text:span><text:span text:style-name="T6"><text:line-break/></text:span><text:span text:style-name="T6">On sin-parched lips the chalice pours</text:span><text:span text:style-name="T6"><text:line-break/></text:span><text:span text:style-name="T6">His quenching blood that life restor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4" draw:text-style-name="P14" draw:layer="layout" svg:width="23.368cm" svg:height="12.7cm" svg:x="2.286cm" svg:y="1.27cm">
          <draw:text-box>
            <text:p text:style-name="P11"><text:span text:style-name="T5">7. </text:span><text:span text:style-name="T6">With cherubim and seraphim</text:span><text:span text:style-name="T6"><text:line-break/></text:span><text:span text:style-name="T6">Our voices join the endless hymn,</text:span><text:span text:style-name="T6"><text:line-break/></text:span><text:span text:style-name="T6">And “Holy, holy, holy” sing</text:span><text:span text:style-name="T6"><text:line-break/></text:span><text:span text:style-name="T6">To Christ, God’s Lamb, our Priest and King.</text:span></text:p>
            <text:p text:style-name="P12"><text:span text:style-name="T7"/></text:p>
            <text:p text:style-name="P12"><text:span text:style-name="T8"/></text:p>
            <text:p text:style-name="P13"><text:span text:style-name="T9">© 1997, 2003 Chad L. Bird.</text:span></text:p>
            <text:p text:style-name="P13"><text:span text:style-name="T9">Used by permission: LSB Hymn License </text:span></text:p>
            <text:p text:style-name="P12"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200000253C69C6A87797805C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2T20:51:21.568000000</meta:creation-date>
    <dc:title>Hymn template</dc:title>
    <meta:editing-duration>PT4M28S</meta:editing-duration>
    <meta:editing-cycles>4</meta:editing-cycles>
    <meta:generator>LibreOffice/5.3.7.2$Windows_X86_64 LibreOffice_project/6b8ed514a9f8b44d37a1b96673cbbdd077e24059</meta:generator>
    <meta:initial-creator>Arthur Hoch</meta:initial-creator>
    <dc:date>2017-12-29T22:14:12.326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5-01-02T20:51:21.288000000"/>
  </office:meta>
</office:document-meta>
</file>